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text-properties officeooo:paragraph-rsid="0017b11c"/>
    </style:style>
    <style:style style:name="P2" style:family="paragraph" style:parent-style-name="Normal">
      <style:text-properties officeooo:paragraph-rsid="00221402"/>
    </style:style>
    <style:style style:name="P3" style:family="paragraph" style:parent-style-name="Normal">
      <style:text-properties officeooo:paragraph-rsid="0025f6db"/>
    </style:style>
    <style:style style:name="P4" style:family="paragraph" style:parent-style-name="Normal">
      <style:text-properties officeooo:rsid="002aafb4" officeooo:paragraph-rsid="002aafb4"/>
    </style:style>
    <style:style style:name="P5" style:family="paragraph" style:parent-style-name="Normal">
      <style:text-properties officeooo:paragraph-rsid="002aafb4"/>
    </style:style>
    <style:style style:name="P6" style:family="paragraph" style:parent-style-name="Normal">
      <style:text-properties officeooo:rsid="002f346f" officeooo:paragraph-rsid="002f346f"/>
    </style:style>
    <style:style style:name="P7" style:family="paragraph" style:parent-style-name="Normal">
      <style:text-properties officeooo:rsid="00308769" officeooo:paragraph-rsid="00308769"/>
    </style:style>
    <style:style style:name="P8" style:family="paragraph" style:parent-style-name="Normal">
      <style:text-properties officeooo:rsid="00318bb0" officeooo:paragraph-rsid="00318bb0"/>
    </style:style>
    <style:style style:name="P9" style:family="paragraph" style:parent-style-name="Normal">
      <style:text-properties officeooo:rsid="00325d55" officeooo:paragraph-rsid="00325d55"/>
    </style:style>
    <style:style style:name="P10" style:family="paragraph" style:parent-style-name="Normal">
      <style:text-properties officeooo:rsid="0035a5a1" officeooo:paragraph-rsid="0035a5a1"/>
    </style:style>
    <style:style style:name="P11" style:family="paragraph" style:parent-style-name="Normal">
      <style:text-properties officeooo:rsid="0036e658" officeooo:paragraph-rsid="0036e658"/>
    </style:style>
    <style:style style:name="P12" style:family="paragraph" style:parent-style-name="Normal">
      <style:text-properties officeooo:rsid="0036e658" officeooo:paragraph-rsid="0037c757"/>
    </style:style>
    <style:style style:name="P13" style:family="paragraph" style:parent-style-name="Normal">
      <style:text-properties officeooo:rsid="0037c757" officeooo:paragraph-rsid="0037c757"/>
    </style:style>
    <style:style style:name="P14" style:family="paragraph" style:parent-style-name="Normal">
      <style:text-properties officeooo:rsid="0037c757" officeooo:paragraph-rsid="008b28a3"/>
    </style:style>
    <style:style style:name="P15" style:family="paragraph" style:parent-style-name="Normal">
      <style:text-properties officeooo:rsid="003845c5" officeooo:paragraph-rsid="003845c5"/>
    </style:style>
    <style:style style:name="P16" style:family="paragraph" style:parent-style-name="Normal">
      <style:text-properties officeooo:rsid="003845c5" officeooo:paragraph-rsid="008b28a3"/>
    </style:style>
    <style:style style:name="P17" style:family="paragraph" style:parent-style-name="Normal">
      <style:text-properties officeooo:rsid="003cd4d1" officeooo:paragraph-rsid="003cd4d1"/>
    </style:style>
    <style:style style:name="P18" style:family="paragraph" style:parent-style-name="Normal">
      <style:text-properties officeooo:paragraph-rsid="003cd4d1"/>
    </style:style>
    <style:style style:name="P19" style:family="paragraph" style:parent-style-name="Normal">
      <style:text-properties officeooo:rsid="004764b2" officeooo:paragraph-rsid="004764b2"/>
    </style:style>
    <style:style style:name="P20" style:family="paragraph" style:parent-style-name="Normal">
      <style:text-properties officeooo:rsid="0048c9c3" officeooo:paragraph-rsid="0048c9c3"/>
    </style:style>
    <style:style style:name="P21" style:family="paragraph" style:parent-style-name="Normal">
      <style:text-properties officeooo:rsid="004e8b23" officeooo:paragraph-rsid="004e8b23"/>
    </style:style>
    <style:style style:name="P22" style:family="paragraph" style:parent-style-name="Normal">
      <style:text-properties officeooo:rsid="00554914" officeooo:paragraph-rsid="00554914"/>
    </style:style>
    <style:style style:name="P23" style:family="paragraph" style:parent-style-name="Normal">
      <style:text-properties officeooo:rsid="00554914" officeooo:paragraph-rsid="007e91da"/>
    </style:style>
    <style:style style:name="P24" style:family="paragraph" style:parent-style-name="Normal">
      <style:text-properties officeooo:rsid="0057ea9c" officeooo:paragraph-rsid="0057ea9c"/>
    </style:style>
    <style:style style:name="P25" style:family="paragraph" style:parent-style-name="Normal">
      <style:text-properties officeooo:rsid="00586341" officeooo:paragraph-rsid="00586341"/>
    </style:style>
    <style:style style:name="P26" style:family="paragraph" style:parent-style-name="Normal">
      <style:text-properties officeooo:rsid="005a113a" officeooo:paragraph-rsid="005a113a"/>
    </style:style>
    <style:style style:name="P27" style:family="paragraph" style:parent-style-name="Heading">
      <style:text-properties officeooo:rsid="0019cfca" officeooo:paragraph-rsid="0017b11c"/>
    </style:style>
    <style:style style:name="P28" style:family="paragraph" style:parent-style-name="code">
      <style:text-properties officeooo:rsid="001fa1a5" officeooo:paragraph-rsid="002188b9"/>
    </style:style>
    <style:style style:name="P29" style:family="paragraph" style:parent-style-name="code">
      <style:text-properties officeooo:rsid="00278fa5" officeooo:paragraph-rsid="00278fa5"/>
    </style:style>
    <style:style style:name="P30" style:family="paragraph" style:parent-style-name="code">
      <style:text-properties officeooo:rsid="00280fb5" officeooo:paragraph-rsid="00280fb5"/>
    </style:style>
    <style:style style:name="P31" style:family="paragraph" style:parent-style-name="chapeau">
      <style:text-properties officeooo:paragraph-rsid="0017b11c"/>
    </style:style>
    <style:style style:name="P32" style:family="paragraph" style:parent-style-name="pragma">
      <style:text-properties officeooo:rsid="005a113a" officeooo:paragraph-rsid="008f996c"/>
    </style:style>
    <style:style style:name="P33" style:family="paragraph" style:parent-style-name="Heading_20_2">
      <style:text-properties officeooo:paragraph-rsid="003a6bca"/>
    </style:style>
    <style:style style:name="P34" style:family="paragraph" style:parent-style-name="Heading_20_2">
      <style:text-properties officeooo:paragraph-rsid="00497316"/>
    </style:style>
    <style:style style:name="P35" style:family="paragraph" style:parent-style-name="Heading_20_2">
      <style:text-properties officeooo:paragraph-rsid="004a8f1e"/>
    </style:style>
    <style:style style:name="P36" style:family="paragraph" style:parent-style-name="Signature">
      <style:text-properties officeooo:rsid="0019cfca" officeooo:paragraph-rsid="0017b11c"/>
    </style:style>
    <style:style style:name="P37" style:family="paragraph" style:parent-style-name="Heading_20_1">
      <style:text-properties officeooo:paragraph-rsid="0017b11c"/>
    </style:style>
    <style:style style:name="P38" style:family="paragraph" style:parent-style-name="Heading_20_1">
      <style:text-properties officeooo:paragraph-rsid="0017b11c"/>
    </style:style>
    <style:style style:name="P39" style:family="paragraph" style:parent-style-name="Heading_20_1">
      <style:text-properties officeooo:paragraph-rsid="002d3d7a"/>
    </style:style>
    <style:style style:name="P40" style:family="paragraph" style:parent-style-name="Heading_20_1">
      <style:text-properties officeooo:rsid="00325d55" officeooo:paragraph-rsid="00325d55"/>
    </style:style>
    <style:style style:name="P41" style:family="paragraph" style:parent-style-name="Heading_20_1">
      <style:text-properties officeooo:rsid="00325d55" officeooo:paragraph-rsid="0036e658"/>
    </style:style>
    <style:style style:name="P42" style:family="paragraph" style:parent-style-name="Heading_20_1">
      <style:text-properties officeooo:rsid="00325d55" officeooo:paragraph-rsid="0038c260"/>
    </style:style>
    <style:style style:name="P43" style:family="paragraph" style:parent-style-name="Heading_20_1">
      <style:text-properties officeooo:rsid="00325d55" officeooo:paragraph-rsid="00497316"/>
    </style:style>
    <style:style style:name="T1" style:family="text">
      <style:text-properties officeooo:rsid="00187836"/>
    </style:style>
    <style:style style:name="T2" style:family="text">
      <style:text-properties officeooo:rsid="001d107a"/>
    </style:style>
    <style:style style:name="T3" style:family="text">
      <style:text-properties officeooo:rsid="001fa1a5"/>
    </style:style>
    <style:style style:name="T4" style:family="text">
      <style:text-properties officeooo:rsid="002188b9"/>
    </style:style>
    <style:style style:name="T5" style:family="text">
      <style:text-properties officeooo:rsid="00221402"/>
    </style:style>
    <style:style style:name="T6" style:family="text">
      <style:text-properties officeooo:rsid="0022d41b"/>
    </style:style>
    <style:style style:name="T7" style:family="text">
      <style:text-properties officeooo:rsid="0025f6db"/>
    </style:style>
    <style:style style:name="T8" style:family="text">
      <style:text-properties officeooo:rsid="002aafb4"/>
    </style:style>
    <style:style style:name="T9" style:family="text">
      <style:text-properties officeooo:rsid="002d3d7a"/>
    </style:style>
    <style:style style:name="T10" style:family="text">
      <style:text-properties officeooo:rsid="002f346f"/>
    </style:style>
    <style:style style:name="T11" style:family="text">
      <style:text-properties officeooo:rsid="00308769"/>
    </style:style>
    <style:style style:name="T12" style:family="text">
      <style:text-properties officeooo:rsid="00325d55"/>
    </style:style>
    <style:style style:name="T13" style:family="text">
      <style:text-properties officeooo:rsid="00343d28"/>
    </style:style>
    <style:style style:name="T14" style:family="text">
      <style:text-properties officeooo:rsid="0036e658"/>
    </style:style>
    <style:style style:name="T15" style:family="text">
      <style:text-properties officeooo:rsid="0037c757"/>
    </style:style>
    <style:style style:name="T16" style:family="text">
      <style:text-properties officeooo:rsid="003af14d"/>
    </style:style>
    <style:style style:name="T17" style:family="text">
      <style:text-properties officeooo:rsid="003cd4d1"/>
    </style:style>
    <style:style style:name="T18" style:family="text">
      <style:text-properties officeooo:rsid="003dd6c7"/>
    </style:style>
    <style:style style:name="T19" style:family="text">
      <style:text-properties officeooo:rsid="003e9bcd"/>
    </style:style>
    <style:style style:name="T20" style:family="text">
      <style:text-properties officeooo:rsid="0041e9f1"/>
    </style:style>
    <style:style style:name="T21" style:family="text">
      <style:text-properties officeooo:rsid="00437651"/>
    </style:style>
    <style:style style:name="T22" style:family="text">
      <style:text-properties officeooo:rsid="00456917"/>
    </style:style>
    <style:style style:name="T23" style:family="text">
      <style:text-properties officeooo:rsid="0048c9c3"/>
    </style:style>
    <style:style style:name="T24" style:family="text">
      <style:text-properties officeooo:rsid="00497316"/>
    </style:style>
    <style:style style:name="T25" style:family="text">
      <style:text-properties officeooo:rsid="004a8f1e"/>
    </style:style>
    <style:style style:name="T26" style:family="text">
      <style:text-properties officeooo:rsid="004ede90"/>
    </style:style>
    <style:style style:name="T27" style:family="text">
      <style:text-properties officeooo:rsid="00533bd7"/>
    </style:style>
    <style:style style:name="T28" style:family="text">
      <style:text-properties officeooo:rsid="005a113a"/>
    </style:style>
    <style:style style:name="T29" style:family="text">
      <style:text-properties officeooo:rsid="0061ee8c"/>
    </style:style>
    <style:style style:name="T30" style:family="text">
      <style:text-properties officeooo:rsid="0061fd7b"/>
    </style:style>
    <style:style style:name="T31" style:family="text">
      <style:text-properties officeooo:rsid="0063ea3f"/>
    </style:style>
    <style:style style:name="T32" style:family="text">
      <style:text-properties officeooo:rsid="00660334"/>
    </style:style>
    <style:style style:name="T33" style:family="text">
      <style:text-properties officeooo:rsid="00662db1"/>
    </style:style>
    <style:style style:name="T34" style:family="text">
      <style:text-properties officeooo:rsid="0068ad66"/>
    </style:style>
    <style:style style:name="T35" style:family="text">
      <style:text-properties officeooo:rsid="0069cf62"/>
    </style:style>
    <style:style style:name="T36" style:family="text">
      <style:text-properties officeooo:rsid="006a570c"/>
    </style:style>
    <style:style style:name="T37" style:family="text">
      <style:text-properties officeooo:rsid="006b1432"/>
    </style:style>
    <style:style style:name="T38" style:family="text">
      <style:text-properties officeooo:rsid="006b7b69"/>
    </style:style>
    <style:style style:name="T39" style:family="text">
      <style:text-properties officeooo:rsid="006cbfbf"/>
    </style:style>
    <style:style style:name="T40" style:family="text">
      <style:text-properties officeooo:rsid="006df3b5"/>
    </style:style>
    <style:style style:name="T41" style:family="text">
      <style:text-properties officeooo:rsid="007179d2"/>
    </style:style>
    <style:style style:name="T42" style:family="text">
      <style:text-properties officeooo:rsid="0073fed0"/>
    </style:style>
    <style:style style:name="T43" style:family="text">
      <style:text-properties officeooo:rsid="00797af6"/>
    </style:style>
    <style:style style:name="T44" style:family="text">
      <style:text-properties officeooo:rsid="007a1a82"/>
    </style:style>
    <style:style style:name="T45" style:family="text">
      <style:text-properties officeooo:rsid="007e91da"/>
    </style:style>
    <style:style style:name="T46" style:family="text">
      <style:text-properties officeooo:rsid="007f1eea"/>
    </style:style>
    <style:style style:name="T47" style:family="text">
      <style:text-properties officeooo:rsid="008528a8"/>
    </style:style>
    <style:style style:name="T48" style:family="text">
      <style:text-properties officeooo:rsid="008b28a3"/>
    </style:style>
    <style:style style:name="T49" style:family="text">
      <style:text-properties officeooo:rsid="008feaef"/>
    </style:style>
    <style:style style:name="T50" style:family="text">
      <style:text-properties officeooo:rsid="0037c757"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49">Créez facilement vos animation </text:span>HTML avec jCanvas</text:p>
      <text:p text:style-name="P36">Sébastien Colas</text:p>
      <text:p text:style-name="P31"><text:span text:style-name="T2">Le « Canvas » permet l’affichage de graphismes 2D et 3D à l’aide de JavaScript au sein d’une page HTML5. Il n’est pas toujours facile d’écrire le code JavaScript afférant au Canvas, c’est pour cela que je vous propose de découvrir la librairie jCanvas qui simplifie grandement l’écriture du code</text:span>.</text:p>
      <text:p text:style-name="P7">Dans cette article, je vous propose de coder un train composé d’une locomotive et d’un wagon, le tout roulant sur des rails. On pourra agir sur le train via des <text:span text:style-name="T47">glisser-déposer </text:span>et on animera le train.</text:p>
      <text:p text:style-name="P37"><text:bookmark-start text:name="__DdeLink__656_608961296"/>1 <text:span text:style-name="T3">Création de la page HTML</text:span><text:bookmark-end text:name="__DdeLink__656_608961296"/></text:p>
      <text:p text:style-name="P2"><text:span text:style-name="T3">La toute première chose à faire est de se créer un répertoire de travail et d’y importer ce dont nous avons besoin. En lisant la documentation jCanvas </text:span><text:span text:style-name="gras">[1]</text:span><text:span text:style-name="T3">, on découvre que la seule dépendance est jQuery </text:span><text:span text:style-name="gras">[</text:span><text:span text:style-name="gras"><text:span text:style-name="T5">2</text:span></text:span><text:span text:style-name="gras">]</text:span>. </text:p>
      <text:p text:style-name="P28">mkdir <text:bookmark-start text:name="__DdeLink__304_2114736681"/>jCanvasDemo<text:bookmark-end text:name="__DdeLink__304_2114736681"/><text:line-break/>cd jCanvasDemo<text:line-break/>mkdir js<text:line-break/>mkdir img<text:line-break/><text:span text:style-name="T4">wget https://code.jquery.com/jquery-3.3.1.min.js -O js/jquery-3.3.1.min.js<text:line-break/>wget https://raw.githubusercontent.com/caleb531/jcanvas/v21.0.1/dist/min/jcanvas.min.js -O \<text:line-break/></text:span><text:bookmark-start text:name="__DdeLink__317_2114736681"/><text:span text:style-name="T4">js/jcanvas.min.js<text:line-break/>touch index.html<text:line-break/></text:span><text:bookmark-start text:name="__DdeLink__309_2114736681"/><text:span text:style-name="T4">touch js/demo.js</text:span><text:bookmark-end text:name="__DdeLink__317_2114736681"/><text:bookmark-end text:name="__DdeLink__309_2114736681"/></text:p>
      <text:p text:style-name="P3"><text:span text:style-name="T7">Nous allons manipuler des images avec jCanvas, j’ai donc récupéré des images libres d’utilisation sur le site </text:span><text:span text:style-name="url">www.vecteezy.com</text:span><text:span text:style-name="T7">. Je les ai modifié pour cet article :</text:span></text:p>
      <text:p text:style-name="P29">wget http://colas.sebastien.free.fr/projets/jcanvas/ressources.zip<text:line-break/>unzip ressources.zip<text:line-break/>rm ressources.zip</text:p>
      <text:p text:style-name="P1"><text:span text:style-name="T7">Cela nous donne donc la structure suivante (commande </text:span><text:span text:style-name="code_5f_par">tree</text:span><text:span text:style-name="T6">) :</text:span></text:p>
      <text:p text:style-name="P30">.</text:p>
      <text:p text:style-name="P30">├── img</text:p>
      <text:p text:style-name="P30">│ <text:s text:c="2"/>├── infos.txt</text:p>
      <text:p text:style-name="P30">│ <text:s text:c="2"/>├── loco.png</text:p>
      <text:p text:style-name="P30">│ <text:s text:c="2"/>├── rails.png</text:p>
      <text:p text:style-name="P30">│ <text:s text:c="2"/>└── wagon.png</text:p>
      <text:p text:style-name="P30">├── index.html</text:p>
      <text:p text:style-name="P30">└── js</text:p>
      <text:p text:style-name="P30"><text:s text:c="4"/>├── demo.js</text:p>
      <text:p text:style-name="P30"><text:s text:c="4"/>├── jcanvas.min.js</text:p>
      <text:p text:style-name="P30"><text:s text:c="4"/>└── jquery-3.3.1.min.js</text:p>
      <text:p text:style-name="P4">Codons maintenant notre fichier <text:span text:style-name="T29">principal</text:span> <text:span text:style-name="code_5f_par">index.html</text:span> :</text:p>
      <text:p text:style-name="code">0<text:span text:style-name="T8">1: </text:span>&lt;!DOCTYPE html&gt;</text:p>
      <text:p text:style-name="code"><text:span text:style-name="T8">02: </text:span>&lt;html&gt;</text:p>
      <text:p text:style-name="code"><text:span text:style-name="T8">03:</text:span> <text:s text:c="3"/>&lt;head&gt;</text:p>
      <text:p text:style-name="code">0<text:span text:style-name="T8">4:</text:span> <text:s text:c="7"/>&lt;script src="js/jquery-3.3.1.min.js"&gt;&lt;/script&gt;</text:p>
      <text:p text:style-name="code">0<text:span text:style-name="T8">5:</text:span> <text:s text:c="7"/>&lt;script src="js/jcanvas.min.js"&gt;&lt;/script&gt; <text:s text:c="7"/></text:p>
      <text:p text:style-name="code">0<text:span text:style-name="T8">6:</text:span> <text:s text:c="7"/>&lt;script src="js/<text:span text:style-name="T8">demo</text:span>.js"&gt;&lt;/script&gt;</text:p>
      <text:p text:style-name="code">0<text:span text:style-name="T8">7:</text:span> <text:s text:c="7"/>&lt;meta charset="UTF-8"&gt; <text:s text:c="7"/></text:p>
      <text:p text:style-name="code">0<text:span text:style-name="T8">8:</text:span> <text:s text:c="7"/>&lt;title&gt;Utilisation simplifiée de canvas HTML avec jCanvas&lt;/title&gt;</text:p>
      <text:p text:style-name="code">0<text:span text:style-name="T8">9:</text:span> <text:s text:c="3"/>&lt;/head&gt;</text:p>
      <text:p text:style-name="code">1<text:span text:style-name="T8">0:</text:span> <text:s text:c="3"/>&lt;body&gt;</text:p>
      <text:p text:style-name="code">1<text:span text:style-name="T8">1:</text:span> <text:s text:c="7"/>&lt;h1&gt;Utilisation simplifiée de canvas HTML avec jCanvas&lt;/h1&gt;</text:p>
      <text:p text:style-name="code">1<text:span text:style-name="T8">2:</text:span> <text:s text:c="7"/>&lt;canvas id="canvas1" width="800" height="140"&gt;&lt;/canvas&gt;</text:p>
      <text:p text:style-name="code">1<text:span text:style-name="T8">3:</text:span> <text:s text:c="3"/>&lt;/body&gt;</text:p>
      <text:p text:style-name="code">1<text:span text:style-name="T8">4: </text:span>&lt;/html&gt;</text:p>
      <text:p text:style-name="P5"><text:span text:style-name="T8">Ce document HTML est relativement simple. On notera l’utilisation des librairies jQuery en ligne 04, ainsi que jCanvas en ligne 05. Notre programme principal sera contenu dans le fichier </text:span><text:span text:style-name="code_5f_par">demo.js</text:span><text:span text:style-name="T8">, ligne 06. La dernière partie importante se trouve en ligne 12 où nous déclarons notre Canvas qui aura comme identifiant </text:span><text:span text:style-name="code_5f_par">canvas1</text:span><text:span text:style-name="T8"> et comme dimension 800x140 pixels.</text:span></text:p>
      <text:p text:style-name="P6">Vous pouvez désormais tester la page HTML, rien de particulier ne s’affichera si ce n’est le titre.</text:p>
      <text:p text:style-name="P39"><text:bookmark-start text:name="__DdeLink__659_608961296"/><text:soft-page-break/><text:span text:style-name="T9">2</text:span> <text:span text:style-name="T10">Afficher une image</text:span><text:bookmark-end text:name="__DdeLink__659_608961296"/></text:p>
      <text:p text:style-name="Normal">Comm<text:span text:style-name="T11">ençons par afficher une simple image, en l’occurrence les rails sur lequel nous allons faire rouler notre train. Ajoutons les lignes suivantes au fichier </text:span><text:span text:style-name="code_5f_par">demo.js</text:span><text:span text:style-name="T11"> :</text:span></text:p>
      <text:p text:style-name="code"><text:span text:style-name="T11">0</text:span>1: $( document ).ready(function() {</text:p>
      <text:p text:style-name="code"><text:span text:style-name="T11">0</text:span>2: <text:s text:c="4"/>$('#canvas1').drawImage({</text:p>
      <text:p text:style-name="code"><text:span text:style-name="T11">0</text:span>3: <text:s text:c="8"/>source: 'img/rails.png',</text:p>
      <text:p text:style-name="code"><text:span text:style-name="T11">0</text:span>4: <text:s text:c="8"/>x: 0, y: 117</text:p>
      <text:p text:style-name="code"><text:span text:style-name="T11">0</text:span>5: <text:s text:c="4"/>});</text:p>
      <text:p text:style-name="code"><text:span text:style-name="T11">0</text:span>6: });</text:p>
      <text:p text:style-name="P8">On retrouve très souvent la ligne 01 dans le code jQuery. Cette ligne permet d’attendre que tout le document HTML soit chargé en mémoire avant de commencer à manipuler les composants s’y trouvant.</text:p>
      <text:p text:style-name="P8">En ligne 02, on recherche le Canvas dans la page à l’aide de son identifiant ici : <text:span text:style-name="code_5f_par">canvas1</text:span>. Ensuite, on utilise la fonction <text:span text:style-name="code_5f_par">drawImage</text:span> provenant de jCanvas. Comme son nom l’indique, cette fonction permet d’afficher une image.</text:p>
      <text:p text:style-name="P8">Les lignes 03 et 04 sont les paramètres passés à la fonction <text:span text:style-name="code_5f_par">drawImage</text:span>. <text:span text:style-name="code_5f_par">source</text:span> nous permet de définir <text:span text:style-name="T30">la localisation de</text:span> l’image que l’on veut utiliser et <text:span text:style-name="code_5f_par">x</text:span>,<text:span text:style-name="code_5f_par">y</text:span> sa <text:span text:style-name="T30">position</text:span> dans le Canvas. <text:span text:style-name="T12">On notera que l’origine des coordonnées du Canvas se situe en haut à gauche.</text:span></text:p>
      <text:p text:style-name="P9">Lors du test, on verra effectivement s’afficher nos rails, mais seulement en parti<text:span text:style-name="T42">e.</text:span> <text:span text:style-name="T42">P</text:span>ar défaut, <text:span text:style-name="T42">dans</text:span> jCanvas, <text:span text:style-name="T42">le centre de l’image est utilisé comme point d’origine</text:span>.</text:p>
      <text:p text:style-name="P40"><text:bookmark-start text:name="__DdeLink__662_608961296"/>3<text:span text:style-name="T9"> Afficher des images sur différents plans (couches)</text:span><text:bookmark-end text:name="__DdeLink__662_608961296"/></text:p>
      <text:p text:style-name="Normal">Modif<text:span text:style-name="T12">ions notre code de la façon suivante :</text:span></text:p>
      <text:p text:style-name="code">01: $( document ).ready(function() {</text:p>
      <text:p text:style-name="code"><text:span text:style-name="T13">0</text:span>2: <text:s text:c="4"/>$('#canvas1').drawImage({</text:p>
      <text:p text:style-name="code"><text:span text:style-name="T13">0</text:span>3: <text:s text:c="8"/>source: 'img/rails.png',</text:p>
      <text:p text:style-name="code"><text:span text:style-name="T13">0</text:span>4: <text:s text:c="8"/>x: 0, y: 117,</text:p>
      <text:p text:style-name="code"><text:span text:style-name="T13">0</text:span>5: <text:s text:c="8"/>fromCenter: false</text:p>
      <text:p text:style-name="code"><text:span text:style-name="T13">0</text:span>6: <text:s text:c="4"/>}).drawImage({</text:p>
      <text:p text:style-name="code"><text:span text:style-name="T13">0</text:span>7: <text:s text:c="8"/>source: 'img/loco.png',</text:p>
      <text:p text:style-name="code"><text:span text:style-name="T13">0</text:span>8: <text:s text:c="8"/>x: 100, y: 20,</text:p>
      <text:p text:style-name="code"><text:span text:style-name="T13">0</text:span>9: <text:s text:c="8"/>fromCenter: false</text:p>
      <text:p text:style-name="code">10: <text:s text:c="4"/>});</text:p>
      <text:p text:style-name="code">11: });</text:p>
      <text:p text:style-name="P10">La première modification est en ligne 05 où l’on dit à jCanvas de ne plus prendre le centre de l’image comme origine, mais bien de prendre la partie en haut à gauche. <text:span text:style-name="T31">De cette façon, l’origine de notre image et du Canvas sera la même (en haut à gauche)</text:span></text:p>
      <text:p text:style-name="P10">Le deuxième modification se situe sur les lignes 06 à 10. On fait un nouvel appel à <text:span text:style-name="code_5f_par">drawImage</text:span> sur le résultat du <text:span text:style-name="code_5f_par">drawImage</text:span> précédent. Ceci est très pratique, car cela évite de répéter le code jQuery de sélection du composant : <text:span text:style-name="code_5f_par">$('#canvas1')</text:span>.</text:p>
      <text:p text:style-name="P10">Si rien n’est spécifié, jCanvas empilera les images les unes sur les autres. La locomotive apparaîtra devant les rails, c’est l’effet que nous recherchons.</text:p>
      <text:p text:style-name="P41"><text:span text:style-name="T20">4</text:span><text:bookmark-start text:name="__DdeLink__666_608961296"/> Le glisser/déposer (drag &amp; drop)<text:bookmark-end text:name="__DdeLink__666_608961296"/></text:p>
      <text:h text:style-name="Heading_20_2" text:outline-level="2"><text:span text:style-name="T20">4</text:span>.1 Glisser/dépos<text:span text:style-name="T16">er</text:span> classique</text:h>
      <text:p text:style-name="P11">Nous allons maintenant laisser la possibilité aux utilisateur<text:span text:style-name="T32">s</text:span> de bouger les images :</text:p>
      <text:p text:style-name="code"><text:span text:style-name="T14">0</text:span>1: $( document ).ready(function() {</text:p>
      <text:p text:style-name="code"><text:span text:style-name="T14">0</text:span>2: <text:s text:c="4"/>$('#canvas1').drawImage({</text:p>
      <text:p text:style-name="code"><text:span text:style-name="T14">0</text:span>3: <text:s text:c="8"/>layer: true,</text:p>
      <text:p text:style-name="code"><text:span text:style-name="T14">0</text:span>4: <text:s text:c="8"/>source: 'img/rails.png',</text:p>
      <text:p text:style-name="code"><text:span text:style-name="T14">0</text:span>5: <text:s text:c="8"/>x: 0, y: 117,</text:p>
      <text:p text:style-name="code"><text:span text:style-name="T14">0</text:span>6: <text:s text:c="8"/>fromCenter: false</text:p>
      <text:p text:style-name="code"><text:span text:style-name="T14">0</text:span>7: <text:s text:c="4"/>}).drawImage({</text:p>
      <text:p text:style-name="code"><text:span text:style-name="T14">0</text:span>8: <text:s text:c="8"/>layer: true,</text:p>
      <text:p text:style-name="code"><text:span text:style-name="T14">0</text:span>9: <text:s text:c="8"/>source: 'img/loco.png',</text:p>
      <text:p text:style-name="code">10: <text:s text:c="8"/>x: 100, y: 20,</text:p>
      <text:p text:style-name="code">11: <text:s text:c="8"/>fromCenter: false,</text:p>
      <text:p text:style-name="code">12: <text:s text:c="8"/>draggable: true</text:p>
      <text:p text:style-name="code">13: <text:s text:c="4"/>});</text:p>
      <text:p text:style-name="code">14: });</text:p>
      <text:p text:style-name="P12"><text:soft-page-break/>L<text:span text:style-name="T15">es premières modifications sont en lignes 03 et 08, on spécifie à jCanvas que les 2 images sont indépendantes, car elles appartiennent à des plans différents (en anglais «</text:span><text:span text:style-name="italic"><text:span text:style-name="T15"> </text:span></text:span><text:span text:style-name="italic"><text:span text:style-name="T50">layers</text:span></text:span><text:span text:style-name="italic"><text:span text:style-name="T15"> </text:span></text:span><text:span text:style-name="T15">»). Une modification sur une image n’aura donc pas d’impact sur l’autre.</text:span></text:p>
      <text:p text:style-name="P13">Seconde modification la ligne 12 qui nous active le <text:span text:style-name="T48">g</text:span>lisser<text:span text:style-name="T48">-d</text:span>époser sur la locomotive.</text:p>
      <text:p text:style-name="P13">On va donc pouvoir déplacer notre locomotive. Vous pouvez faire le test. On voit bien que la locomotive <text:span text:style-name="T34">s</text:span>’affiche devant les rails. On voit aussi que la locomotive peut être déplacé<text:span text:style-name="T34">e</text:span> n’importe où dans le <text:span text:style-name="T33">C</text:span>anvas.</text:p>
      <text:h text:style-name="Heading_20_2" text:outline-level="2"><text:span text:style-name="T20">4</text:span>.2 Glisser/dépos<text:span text:style-name="T16">er</text:span> avec restriction</text:h>
      <text:p text:style-name="P14">Comme c’est un peu embêtant pour une locomotive de sortir de ses rails, jCanvas nous propose de restreindre le <text:span text:style-name="T48">g</text:span>lisser<text:span text:style-name="T48">-d</text:span>époser sur l’axe horizontal ou vertical.</text:p>
      <text:p text:style-name="P16">Nous allons restreindre le déplacement de notre locomotive sur l’axe des x :</text:p>
      <text:p text:style-name="code"><text:s text:c="8"/>,restrictDragToAxis: 'x'</text:p>
      <text:p text:style-name="P15">Cette ligne est à insérer entre le<text:span text:style-name="T44">s</text:span> ligne<text:span text:style-name="T44">s</text:span> <text:span text:style-name="T43">12</text:span> et <text:span text:style-name="T43">13 (on pourra mettre la virgule en ligne 12).</text:span></text:p>
      <text:p text:style-name="P42"><text:bookmark-start text:name="__DdeLink__529_936276070"/><text:span text:style-name="T20">5</text:span> Manipulation des couches (layers)</text:p>
      <text:p text:style-name="P33"><text:span text:style-name="T20">5</text:span><text:bookmark-start text:name="__DdeLink__669_608961296"/>.<text:span text:style-name="T19">1</text:span> <text:span text:style-name="T18">Manipulation simple</text:span><text:bookmark-end text:name="__DdeLink__669_608961296"/><text:bookmark-end text:name="__DdeLink__529_936276070"/></text:p>
      <text:p text:style-name="P17">Attelons un wagon à notre locomotive :</text:p>
      <text:p text:style-name="code"><text:span text:style-name="T17">0</text:span>1 $( document ).ready(function() {</text:p>
      <text:p text:style-name="code"><text:span text:style-name="T17">0</text:span>2 <text:s text:c="4"/>$('#canvas1').drawImage({</text:p>
      <text:p text:style-name="code"><text:span text:style-name="T17">0</text:span>3 <text:s text:c="8"/>layer: true,</text:p>
      <text:p text:style-name="code"><text:span text:style-name="T17">0</text:span>4 <text:s text:c="8"/>source: 'img/rails.png',</text:p>
      <text:p text:style-name="code"><text:span text:style-name="T17">0</text:span>5 <text:s text:c="8"/>x: 0, y: 117,</text:p>
      <text:p text:style-name="code"><text:span text:style-name="T17">0</text:span>6 <text:s text:c="8"/>fromCenter: false</text:p>
      <text:p text:style-name="code"><text:span text:style-name="T17">0</text:span>7 <text:s text:c="4"/>}).drawImage({</text:p>
      <text:p text:style-name="code"><text:span text:style-name="T17">0</text:span>8 <text:s text:c="8"/>layer: true,</text:p>
      <text:p text:style-name="code"><text:span text:style-name="T17">0</text:span>9 <text:s text:c="8"/>source: 'img/loco.png',</text:p>
      <text:p text:style-name="code">10 <text:s text:c="8"/>x: 100, y: 20,</text:p>
      <text:p text:style-name="code">11 <text:s text:c="8"/>fromCenter: false,</text:p>
      <text:p text:style-name="code">12 <text:s text:c="8"/>draggable: true,</text:p>
      <text:p text:style-name="code">13 <text:s text:c="8"/>restrictDragToAxis: 'x'</text:p>
      <text:p text:style-name="code">14 <text:s text:c="4"/>}).drawImage({</text:p>
      <text:p text:style-name="code">15 <text:s text:c="8"/>layer: true,</text:p>
      <text:p text:style-name="code">16 <text:s text:c="8"/>source: 'img/wagon.png',</text:p>
      <text:p text:style-name="code">17 <text:s text:c="8"/>x: 225, y: 55,</text:p>
      <text:p text:style-name="code">18 <text:s text:c="8"/>fromCenter: false,</text:p>
      <text:p text:style-name="code">19 <text:s text:c="8"/>draggable: true,</text:p>
      <text:p text:style-name="code">20 <text:s text:c="8"/>restrictDragToAxis: 'x'</text:p>
      <text:p text:style-name="code">21 <text:s text:c="4"/>});</text:p>
      <text:p text:style-name="code">22 });</text:p>
      <text:p text:style-name="P18">Rien <text:span text:style-name="T17">de plus simple, on rajoute un </text:span><text:span text:style-name="code_5f_par">drawImage</text:span> <text:span text:style-name="T17">: lignes 14 à 21.</text:span></text:p>
      <text:p text:style-name="P17">Lors du test, on constate que la locomotive et le wagon restent bien sur les rails, mais qu’il<text:span text:style-name="T35">s</text:span> ne sont pas attachés. De plus, le wagon s’affiche devant la locomotive. Tout ceci est normal, car la locomotive et le wagon se trouvent sur deux couches différentes et le wagon étant déclaré après la locomotive il s’affichera au premier plan.</text:p>
      <text:p text:style-name="P33"><text:span text:style-name="T20">5</text:span>.2 <text:span text:style-name="T18">Manipulation multiple</text:span></text:p>
      <text:p text:style-name="P19">Nous allons modifier notre code pour déplacer notre wagon en même temps que notre locomotive :</text:p>
      <text:p text:style-name="code"><text:span text:style-name="T21">0</text:span>1: $( document ).ready(function() {</text:p>
      <text:p text:style-name="code"><text:span text:style-name="T21">0</text:span>2: <text:s text:c="4"/>$('#canvas1').drawImage({</text:p>
      <text:p text:style-name="code"><text:span text:style-name="T21">0</text:span>3: <text:s text:c="8"/>layer: true,</text:p>
      <text:p text:style-name="code"><text:span text:style-name="T21">0</text:span>4: <text:s text:c="8"/>source: 'img/rails.png',</text:p>
      <text:p text:style-name="code"><text:span text:style-name="T21">0</text:span>5: <text:s text:c="8"/>x: 0, y: 117,</text:p>
      <text:p text:style-name="code"><text:span text:style-name="T21">0</text:span>6: <text:s text:c="8"/>fromCenter: false</text:p>
      <text:p text:style-name="code"><text:span text:style-name="T21">0</text:span>7: <text:s text:c="4"/>}).drawImage({</text:p>
      <text:p text:style-name="code"><text:span text:style-name="T21">0</text:span>8: <text:s text:c="8"/>layer: true,</text:p>
      <text:p text:style-name="code"><text:span text:style-name="T21">0</text:span>9: <text:s text:c="8"/>source: 'img/loco.png',</text:p>
      <text:p text:style-name="code">10: <text:s text:c="8"/>x: 100, y: 20,</text:p>
      <text:p text:style-name="code">11: <text:s text:c="8"/>fromCenter: false,</text:p>
      <text:p text:style-name="code">12: <text:s text:c="8"/>draggable: true,</text:p>
      <text:p text:style-name="code">13: <text:s text:c="8"/>restrictDragToAxis: 'x',</text:p>
      <text:p text:style-name="code"><text:soft-page-break/>14: <text:s text:c="8"/>groups: ['t<text:span text:style-name="T22">rain</text:span>'],</text:p>
      <text:p text:style-name="code">15: <text:s text:c="8"/>dragGroups: ['<text:span text:style-name="T22">train</text:span>']</text:p>
      <text:p text:style-name="code">16: <text:s text:c="4"/>}).drawImage({</text:p>
      <text:p text:style-name="code">17: <text:s text:c="8"/>layer: true,</text:p>
      <text:p text:style-name="code">18: <text:s text:c="8"/>source: 'img/wagon.png',</text:p>
      <text:p text:style-name="code">19: <text:s text:c="8"/>x: 225, y: 55,</text:p>
      <text:p text:style-name="code">20: <text:s text:c="8"/>fromCenter: false,</text:p>
      <text:p text:style-name="code">21: <text:s text:c="8"/>draggable: true,</text:p>
      <text:p text:style-name="code">22: <text:s text:c="8"/>restrictDragToAxis: 'x',</text:p>
      <text:p text:style-name="code">23: <text:s text:c="8"/>groups: ['<text:span text:style-name="T22">train</text:span>'],</text:p>
      <text:p text:style-name="code">24: <text:s text:c="8"/>dragGroups: ['<text:span text:style-name="T22">train</text:span>']</text:p>
      <text:p text:style-name="code">25: <text:s text:c="4"/>});</text:p>
      <text:p text:style-name="code">26: });</text:p>
      <text:p text:style-name="P19">Comme nous voulons manipuler 2 élément<text:span text:style-name="T23">s</text:span> graphique<text:span text:style-name="T23">s</text:span> en même temps, nous allons les regrouper : c’est l’objet des lignes 14 et 23 où on déclare que la locomotive et le wagon font parti du groupe <text:span text:style-name="code_5f_par">train</text:span>. On notera que nos objets peuvent faire parti de plusieurs groupes <text:span text:style-name="T48">(n</text:span>ous utiliserons cette fonctionnalité ultérieurement).</text:p>
      <text:p text:style-name="P20">Maintenant que nous avons un groupe, il faut déclarer ce qui se passe si on déplace un membre de ce groupe. Les lignes 15 et 24 nous permettent d’effectuer notre <text:span text:style-name="T48">g</text:span>lisser<text:span text:style-name="T48">-d</text:span>éplacer sur des groupes d’éléments.</text:p>
      <text:p text:style-name="P20">On peut désormais déplacer tout notre train en faisant un <text:span text:style-name="T48">g</text:span>lisser<text:span text:style-name="T48">-d</text:span>éplacer sur la locomotive ou le wagon.</text:p>
      <text:p text:style-name="P43"><text:bookmark-start text:name="__DdeLink__536_936276070"/><text:span text:style-name="T24">6</text:span> <text:span text:style-name="T24">Gestion des événements</text:span><text:bookmark-end text:name="__DdeLink__536_936276070"/></text:p>
      <text:p text:style-name="P34"><text:bookmark-start text:name="__DdeLink__533_936276070"/><text:span text:style-name="T24">6</text:span><text:bookmark-start text:name="__DdeLink__669_6089612961"/>.<text:span text:style-name="T19">1</text:span> <text:span text:style-name="T18">Manipulation simple</text:span><text:bookmark-end text:name="__DdeLink__533_936276070"/><text:bookmark-end text:name="__DdeLink__669_6089612961"/></text:p>
      <text:p text:style-name="Normal">Dans <text:span text:style-name="T26">la vie réelle, c’est la locomotive qui tracte le wagon, il semble donc étrange qu’on puisse déplacer tout le train à l’aide du wagon. Modifions notre code de la façon suivante :</text:span></text:p>
      <text:p text:style-name="code"><text:span text:style-name="T26">0</text:span>1: $( document ).ready(function() {</text:p>
      <text:p text:style-name="code"><text:span text:style-name="T26">0</text:span>2: <text:s text:c="4"/>$('#canvas1').drawImage({</text:p>
      <text:p text:style-name="code"><text:span text:style-name="T26">0</text:span>3: <text:s text:c="8"/>layer: true,</text:p>
      <text:p text:style-name="code"><text:span text:style-name="T26">0</text:span>4: <text:s text:c="8"/>source: 'img/rails.png',</text:p>
      <text:p text:style-name="code"><text:span text:style-name="T26">0</text:span>5: <text:s text:c="8"/>x: 0, y: 117,</text:p>
      <text:p text:style-name="code"><text:span text:style-name="T26">0</text:span>6: <text:s text:c="8"/>fromCenter: false</text:p>
      <text:p text:style-name="code"><text:span text:style-name="T26">0</text:span>7: <text:s text:c="4"/>}).drawImage({</text:p>
      <text:p text:style-name="code"><text:span text:style-name="T26">0</text:span>8: <text:s text:c="8"/>layer: true,</text:p>
      <text:p text:style-name="code"><text:span text:style-name="T26">0</text:span>9: <text:s text:c="8"/>source: 'img/loco.png',</text:p>
      <text:p text:style-name="code">10: <text:s text:c="8"/>x: 100, y: 20,</text:p>
      <text:p text:style-name="code">11: <text:s text:c="8"/>fromCenter: false,</text:p>
      <text:p text:style-name="code">12: <text:s text:c="8"/>draggable: true,</text:p>
      <text:p text:style-name="code">13: <text:s text:c="8"/>restrictDragToAxis: 'x',</text:p>
      <text:p text:style-name="code">14: <text:s text:c="8"/>groups: ['train'],</text:p>
      <text:p text:style-name="code">15: <text:s text:c="8"/>dragGroups: ['train']</text:p>
      <text:p text:style-name="code">16: <text:s text:c="4"/>}).drawImage({</text:p>
      <text:p text:style-name="code">17: <text:s text:c="8"/>layer: true,</text:p>
      <text:p text:style-name="code">18: <text:s text:c="8"/>source: 'img/wagon.png',</text:p>
      <text:p text:style-name="code">19: <text:s text:c="8"/>x: 225, y: 55,</text:p>
      <text:p text:style-name="code">20: <text:s text:c="8"/>fromCenter: false,</text:p>
      <text:p text:style-name="code">2<text:span text:style-name="T45">1</text:span>: <text:s text:c="8"/>groups: ['train'],</text:p>
      <text:p text:style-name="code">2<text:span text:style-name="T45">2</text:span>: <text:s text:c="8"/>click: function(layer) {</text:p>
      <text:p text:style-name="code">2<text:span text:style-name="T45">3</text:span>: <text:s text:c="10"/>alert("Cliquer sur la locomotive pour bouger le train");</text:p>
      <text:p text:style-name="code">2<text:span text:style-name="T45">4</text:span>: <text:s text:c="8"/>}</text:p>
      <text:p text:style-name="code">2<text:span text:style-name="T45">5</text:span>: <text:s text:c="4"/>});</text:p>
      <text:p text:style-name="code">2<text:span text:style-name="T45">6</text:span>: });</text:p>
      <text:p text:style-name="P23">La première chose à faire est de désactiver le <text:span text:style-name="T48">g</text:span>lisser<text:span text:style-name="T48">-d</text:span>époser sur le wagon, pour cela il suffit de supprimer la ligne <text:span text:style-name="code_5f_par">draggable: true,</text:span>. <text:span text:style-name="T45">On supprimera aussi la ligne </text:span><text:span text:style-name="code_5f_par">restrictDragToAxis: 'x',</text:span><text:span text:style-name="T45">.</text:span></text:p>
      <text:p text:style-name="P22">Ensuite, nous allons avertir l’utilisateur qu’il faut déplacer le train et non pas la locomotive. On décide donc d’afficher un message en cas de cli<text:span text:style-name="T48">c</text:span> sur le wagon grâce aux lignes 2<text:span text:style-name="T45">2</text:span> à 2<text:span text:style-name="T45">4</text:span>.</text:p>
      <text:p text:style-name="P35"><text:span text:style-name="T24">6</text:span><text:bookmark-start text:name="__DdeLink__669_60896129611"/>.<text:span text:style-name="T25">2</text:span> <text:bookmark-end text:name="__DdeLink__669_60896129611"/><text:span text:style-name="T25">Animation</text:span></text:p>
      <text:p text:style-name="P24">Un fois notre train déplacé, nous aimerions qu’il retourne automatiquement à s<text:span text:style-name="T36">a</text:span> place. Voici donc ce que nous allons faire :</text:p>
      <text:p text:style-name="code"><text:span text:style-name="T27">0</text:span>1: $( document ).ready(function() {</text:p>
      <text:p text:style-name="code"><text:span text:style-name="T27">0</text:span>2: <text:s text:c="4"/>$('#canvas1').drawImage({</text:p>
      <text:p text:style-name="code"><text:span text:style-name="T27">0</text:span>3: <text:s text:c="8"/>layer: true,</text:p>
      <text:p text:style-name="code"><text:span text:style-name="T27">0</text:span>4: <text:s text:c="8"/>source: 'img/rails.png',</text:p>
      <text:p text:style-name="code"><text:span text:style-name="T27">0</text:span>5: <text:s text:c="8"/>x: 0, y: 117,</text:p>
      <text:p text:style-name="code"><text:span text:style-name="T27">0</text:span>6: <text:s text:c="8"/>fromCenter: false</text:p>
      <text:p text:style-name="code"><text:span text:style-name="T27">0</text:span>7: <text:s text:c="4"/>}).drawImage({</text:p>
      <text:p text:style-name="code"><text:soft-page-break/><text:span text:style-name="T27">0</text:span>8: <text:s text:c="8"/>layer: true,</text:p>
      <text:p text:style-name="code"><text:span text:style-name="T27">0</text:span>9: <text:s text:c="8"/>source: 'img/loco.png',</text:p>
      <text:p text:style-name="code">10: <text:s text:c="8"/>x: 100, y: 20,</text:p>
      <text:p text:style-name="code">11: <text:s text:c="8"/>fromCenter: false,</text:p>
      <text:p text:style-name="code">12: <text:s text:c="8"/>draggable: true,</text:p>
      <text:p text:style-name="code">13: <text:s text:c="8"/>restrictDragToAxis: 'x',</text:p>
      <text:p text:style-name="code">14: <text:s text:c="8"/>groups: ['train','loco'],</text:p>
      <text:p text:style-name="code">15: <text:s text:c="8"/>dragGroups: ['train'],</text:p>
      <text:p text:style-name="code">16: <text:s text:c="8"/>dragstop: function (layer)</text:p>
      <text:p text:style-name="code">17: <text:s text:c="8"/>{</text:p>
      <text:p text:style-name="code">18: <text:s text:c="16"/>$('canvas').animateLayerGroup('loco', <text:s/>{ x: 100 }, 500)</text:p>
      <text:p text:style-name="code">19: <text:s text:c="27"/>.animateLayerGroup('wagon', { x: 225 }, 500);</text:p>
      <text:p text:style-name="code">20: <text:s text:c="8"/>}</text:p>
      <text:p text:style-name="code">21: <text:s text:c="4"/>}).drawImage({</text:p>
      <text:p text:style-name="code">22: <text:s text:c="8"/>layer: true,</text:p>
      <text:p text:style-name="code">23: <text:s text:c="8"/>source: 'img/wagon.png',</text:p>
      <text:p text:style-name="code">24: <text:s text:c="8"/>x: 225, y: 55,</text:p>
      <text:p text:style-name="code">25: <text:s text:c="8"/>fromCenter: false,</text:p>
      <text:p text:style-name="code">2<text:span text:style-name="T46">6</text:span>: <text:s text:c="8"/>groups: ['train','wagon'],</text:p>
      <text:p text:style-name="code">2<text:span text:style-name="T46">7</text:span>: <text:s text:c="8"/>click: function(layer) {</text:p>
      <text:p text:style-name="code">2<text:span text:style-name="T46">8</text:span>: <text:s text:c="16"/>alert("Cliquer sur la locomotive pour bouger le train");</text:p>
      <text:p text:style-name="code"><text:span text:style-name="T46">29</text:span>: <text:s text:c="8"/>}</text:p>
      <text:p text:style-name="code">3<text:span text:style-name="T46">0</text:span>: <text:s text:c="4"/>});</text:p>
      <text:p text:style-name="code">3<text:span text:style-name="T46">1</text:span>: });</text:p>
      <text:p text:style-name="P24">Tout d’abord, nous allons dire que notre locomotive fai<text:span text:style-name="T37">t</text:span> parti des groupes <text:span text:style-name="code_5f_par">train</text:span> et <text:span text:style-name="code_5f_par">loco</text:span> en ligne 14.</text:p>
      <text:p text:style-name="P24">De même pour notre wagon qui fera parti des groupes <text:span text:style-name="code_5f_par">train</text:span> et <text:span text:style-name="code_5f_par">wagon</text:span> en ligne 2<text:span text:style-name="T46">6</text:span>.</text:p>
      <text:p text:style-name="P25">Il ne nous reste plus qu’<text:span text:style-name="T38">à</text:span> animer notre locomotive et notre wagon pour qu’ils retournent automatiquement à leurs place<text:span text:style-name="T38">s</text:span> en cas de <text:span text:style-name="T48">g</text:span>lisser<text:span text:style-name="T48">-d</text:span>époser. C’est l’objet des lignes 16 à 20. Lorsque l’on dépose le train, la fonction <text:span text:style-name="code_5f_par">dragstop</text:span> est exécutée. <text:span text:style-name="T28">Grâce à </text:span><text:span text:style-name="code_5f_par">animateLayerGroup</text:span><text:span text:style-name="T28">, nous allons pouvoir déplacer nos groupes. La fonction prend comme argument : le groupe à déplacer : </text:span><text:span text:style-name="code_5f_par">'loco'</text:span><text:span text:style-name="T28">, l’action à réaliser sur le groupe : ici, </text:span><text:span text:style-name="code_5f_par">x:100</text:span><text:span text:style-name="T28"> on veut que </text:span><text:span text:style-name="code_5f_par">x</text:span><text:span text:style-name="T28"> varie de la valeur actuelle à la valeur </text:span><text:span text:style-name="code_5f_par">100</text:span><text:span text:style-name="T28"> et le temps pour effectuer l’action, ici </text:span><text:span text:style-name="code_5f_par">500</text:span><text:span text:style-name="T28"> ms. On répète l’opération pour le wagon.</text:span></text:p>
      <text:p text:style-name="P26">Et voilà notre <text:span text:style-name="T39">train</text:span> retournera automatiquement à sa place en cas de <text:span text:style-name="T48">g</text:span>lisser<text:span text:style-name="T48">-d</text:span>époser, il est possible qu’il y ait un léger décalage entre la locomotive et le wagon lors de se déplacement, car les 2 objets sont gérés par 2 animation d<text:span text:style-name="T40">i</text:span>fférentes.</text:p>
      <text:p text:style-name="P32">/// Image : <text:span text:style-name="T41">illustration</text:span>.png ///</text:p>
      <text:h text:style-name="P37" text:outline-level="1">Conclusion</text:h>
      <text:p text:style-name="P21">Dans cet article, nous avons vu avec quelle facilité on peut manipuler le Canvas HTML à l’aide de la librairie jCanvas. Nous n’avons pas pu aborder toutes les fonctionnalités de jCanvas, mais les fonctionnalités les plus importantes on été couvertes. <text:span text:style-name="T48">À vous maintenant d’enrichir votre site web de magnifiques Canvas à l’aide de la librairie jCanvas...</text:span></text:p>
      <text:h text:style-name="P37" text:outline-level="1">Références</text:h>
      <text:p text:style-name="P2"><text:span text:style-name="gras">[</text:span><text:span text:style-name="gras"><text:span text:style-name="T1">1</text:span></text:span><text:span text:style-name="gras">]</text:span> <text:span text:style-name="T5">Adresse du site officiel jCanvas : </text:span><text:span text:style-name="url">https://projects.calebevans.me/jcanvas/</text:span></text:p>
      <text:p text:style-name="P2"><text:span text:style-name="gras">[</text:span><text:span text:style-name="gras"><text:span text:style-name="T1">2</text:span></text:span><text:span text:style-name="gras">]</text:span> <text:span text:style-name="T5">Ad</text:span><text:bookmark-start text:name="__DdeLink__313_2114736681"/><text:span text:style-name="T5">re</text:span><text:bookmark-end text:name="__DdeLink__313_2114736681"/><text:span text:style-name="T5">sse du site officiel jQuery : </text:span><text:span text:style-name="url">https://jquery.com/</text:span></text:p>
      <text:p text:style-name="P3"><text:span text:style-name="gras">[</text:span><text:span text:style-name="gras"><text:span text:style-name="T7">3</text:span></text:span><text:span text:style-name="gras">] </text:span><text:span text:style-name="T7">Pack d’images utilisé pour cet article : </text:span><text:span text:style-name="url">https://www.vecteezy.com/vector-art/152765-caboose-free-vector-p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0783in" fo:margin-bottom="0.0398in"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in" fo:margin-bottom="0in"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in" fo:margin-bottom="0in"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8b0000" style:font-name="Bitstream Vera Sans Mono" fo:font-family="'Bitstream Vera Sans Mono'" style:font-style-name="Gras" style:font-family-generic="modern" style:font-pitch="fixed" fo:font-size="9pt" fo:font-weight="bold" officeooo:rsid="0015ab34" style:font-weight-asian="bold" style:font-weight-complex="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b0c4de"/>
    </style:style>
    <style:style style:name="url" style:family="text">
      <style:text-properties style:font-name="Arial" fo:font-family="Arial" style:font-style-name="Gras" style:font-family-generic="swiss" style:font-pitch="variable" fo:font-size="10pt" style:text-underline-style="none" fo:font-weight="bold" officeooo:rsid="0015ab34" fo:background-color="#afeeee"/>
    </style:style>
    <style:style style:name="gras" style:family="text">
      <style:text-properties fo:color="#ffa07a" style:font-name="Arial1" fo:font-family="Arial" style:font-style-name="Normal" style:font-family-generic="swiss" style:font-pitch="variable" fo:font-size="10pt" fo:font-weight="bold" officeooo:rsid="0015ab34" fo:background-color="transparent"/>
    </style:style>
    <style:style style:name="italic" style:family="text">
      <style:text-properties fo:color="#3cb371" style:font-name="Arial1" fo:font-family="Arial" style:font-style-name="Normal" style:font-family-generic="swiss" style:font-pitch="variable" fo:font-size="10pt"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7-10-24T16:01:53.796827490</meta:creation-date>
    <dc:language>fr-FR</dc:language>
    <meta:editing-cycles>93</meta:editing-cycles>
    <meta:editing-duration>PT6H39M3S</meta:editing-duration>
    <dc:date>2020-05-31T18:22:13.509889873</dc:date>
    <dc:creator>Sébastien Colas</dc:creator>
    <meta:document-statistic meta:table-count="0" meta:image-count="0" meta:object-count="0" meta:page-count="5" meta:paragraph-count="224" meta:word-count="1877" meta:character-count="12936" meta:non-whitespace-character-count="10259"/>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